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rhos</text:p>
          </table:table-cell>
          <table:table-cell table:style-name="Default" office:value-type="string" calcext:value-type="string">
            <text:p>ds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vs</text:p>
          </table:table-cell>
          <table:table-cell table:style-name="Default" office:value-type="string" calcext:value-type="string">
            <text:p>rhop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Ep</text:p>
          </table:table-cell>
          <table:table-cell table:style-name="Default" office:value-type="string" calcext:value-type="string">
            <text:p>vp</text:p>
          </table:table-cell>
          <table:table-cell office:value-type="string" calcext:value-type="string">
            <text:p>ep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138972316383624" calcext:value-type="float">
            <text:p>0,138972316383624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146805054878676" calcext:value-type="float">
            <text:p>0,146805054878676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146489683827262" calcext:value-type="float">
            <text:p>0,146489683827262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15363967656368" calcext:value-type="float">
            <text:p>0,15363967656368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139271503632789" calcext:value-type="float">
            <text:p>0,13927150363278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217512822511661" calcext:value-type="float">
            <text:p>0,217512822511661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222401361487285" calcext:value-type="float">
            <text:p>0,222401361487285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217279314314972" calcext:value-type="float">
            <text:p>0,217279314314972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221924616327044" calcext:value-type="float">
            <text:p>0,221924616327044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217512822511661" calcext:value-type="float">
            <text:p>0,217512822511661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74455714591178" calcext:value-type="float">
            <text:p>0,474455714591178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85727017913083" calcext:value-type="float">
            <text:p>0,485727017913083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36435780471985" calcext:value-type="float">
            <text:p>0,436435780471985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63738895760168" calcext:value-type="float">
            <text:p>0,463738895760168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2385572976389" calcext:value-type="float">
            <text:p>0,4238557297638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87990681537975" calcext:value-type="float">
            <text:p>0,587990681537975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8554004376912" calcext:value-type="float">
            <text:p>0,58554004376912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6907925941919" calcext:value-type="float">
            <text:p>0,5690792594191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67774973957669" calcext:value-type="float">
            <text:p>0,56777497395766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243939793189" calcext:value-type="float">
            <text:p>0,624393979318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65060472672776" calcext:value-type="float">
            <text:p>0,865060472672776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12525303194425" calcext:value-type="float">
            <text:p>0,712525303194425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29730775035731" calcext:value-type="float">
            <text:p>0,829730775035731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98582442660778" calcext:value-type="float">
            <text:p>0,698582442660778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76286086012267" calcext:value-type="float">
            <text:p>0,776286086012267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42796089896954" calcext:value-type="float">
            <text:p>0,642796089896954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80981838037009" calcext:value-type="float">
            <text:p>0,68098183803700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1192265786376" calcext:value-type="float">
            <text:p>0,61192265786376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32409612894044" calcext:value-type="float">
            <text:p>0,732409612894044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69420361438947" calcext:value-type="float">
            <text:p>0,669420361438947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52719510243324" calcext:value-type="float">
            <text:p>0,452719510243324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42160172310361" calcext:value-type="float">
            <text:p>0,442160172310361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19609621866539" calcext:value-type="float">
            <text:p>0,41960962186653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50225168890748" calcext:value-type="float">
            <text:p>0,450225168890748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37540216941759" calcext:value-type="float">
            <text:p>0,43754021694175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72696823263537" calcext:value-type="float">
            <text:p>0,572696823263537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63983867857638" calcext:value-type="float">
            <text:p>0,563983867857638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30285866867252" calcext:value-type="float">
            <text:p>0,630285866867252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02506181404089" calcext:value-type="float">
            <text:p>0,60250618140408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4.58" calcext:value-type="float">
            <text:p>4,58</text:p>
          </table:table-cell>
          <table:table-cell office:value-type="float" office:value="180000000000" calcext:value-type="float">
            <text:p>1,80E+11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41793824760837" calcext:value-type="float">
            <text:p>0,641793824760837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73564324952649" calcext:value-type="float">
            <text:p>0,57356432495264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74190145460635" calcext:value-type="float">
            <text:p>0,57419014546063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75460410537389" calcext:value-type="float">
            <text:p>0,57546041053738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74818018962013" calcext:value-type="float">
            <text:p>0,574818018962013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70328611657109" calcext:value-type="float">
            <text:p>0,57032861165710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20580655603612" calcext:value-type="float">
            <text:p>0,620580655603612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29333988551872" calcext:value-type="float">
            <text:p>0,629333988551872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23415020840537" calcext:value-type="float">
            <text:p>0,623415020840537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24482356442218" calcext:value-type="float">
            <text:p>0,624482356442218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24096721449719" calcext:value-type="float">
            <text:p>0,62409672144971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4963117775001" calcext:value-type="float">
            <text:p>0,74963117775001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57187779440037" calcext:value-type="float">
            <text:p>0,757187779440037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66287457806253" calcext:value-type="float">
            <text:p>0,766287457806253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47978185269308" calcext:value-type="float">
            <text:p>0,747978185269308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48625113417631" calcext:value-type="float">
            <text:p>0,748625113417631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65060472672776" calcext:value-type="float">
            <text:p>0,865060472672776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70551750371122" calcext:value-type="float">
            <text:p>0,770551750371122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98488505000197" calcext:value-type="float">
            <text:p>0,798488505000197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98609903380729" calcext:value-type="float">
            <text:p>0,79860990338072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0643293318405" calcext:value-type="float">
            <text:p>0,8064329331840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04721748501315" calcext:value-type="float">
            <text:p>0,80472174850131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18736630626522" calcext:value-type="float">
            <text:p>0,818736630626522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14700106625907" calcext:value-type="float">
            <text:p>0,814700106625907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21850714236611" calcext:value-type="float">
            <text:p>0,821850714236611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28573603450859" calcext:value-type="float">
            <text:p>0,82857360345085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07207352795575" calcext:value-type="float">
            <text:p>0,80720735279557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80064816901924" calcext:value-type="float">
            <text:p>0,780064816901924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10524936473727" calcext:value-type="float">
            <text:p>0,810524936473727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08713705301732" calcext:value-type="float">
            <text:p>0,808713705301732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04155872120988" calcext:value-type="float">
            <text:p>0,804155872120988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50757193529548" calcext:value-type="float">
            <text:p>0,750757193529548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39827081725523" calcext:value-type="float">
            <text:p>0,739827081725523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44494806779078" calcext:value-type="float">
            <text:p>0,744494806779078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47229819229663" calcext:value-type="float">
            <text:p>0,747229819229663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54193171176683" calcext:value-type="float">
            <text:p>0,754193171176683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20767734294955" calcext:value-type="float">
            <text:p>0,82076773429495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33996613475172" calcext:value-type="float">
            <text:p>0,833996613475172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18877736700389" calcext:value-type="float">
            <text:p>0,81887773670038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30212223740772" calcext:value-type="float">
            <text:p>0,830212223740772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23100358119205" calcext:value-type="float">
            <text:p>0,823100358119205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0807572853087248" calcext:value-type="float">
            <text:p>0,080757285308725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0657951694959769" calcext:value-type="float">
            <text:p>0,065795169495977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0807572853087248" calcext:value-type="float">
            <text:p>0,080757285308725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0807572853087248" calcext:value-type="float">
            <text:p>0,080757285308725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0659380473395787" calcext:value-type="float">
            <text:p>0,065938047339579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104257207028537" calcext:value-type="float">
            <text:p>0,104257207028537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0932504808240314" calcext:value-type="float">
            <text:p>0,093250480824031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114084110996136" calcext:value-type="float">
            <text:p>0,114084110996136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0809334191827539" calcext:value-type="float">
            <text:p>0,080933419182754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104370715180858" calcext:value-type="float">
            <text:p>0,104370715180858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47295313944371" calcext:value-type="float">
            <text:p>0,347295313944371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41296815812156" calcext:value-type="float">
            <text:p>0,341296815812156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44501551057929" calcext:value-type="float">
            <text:p>0,344501551057929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44501551057929" calcext:value-type="float">
            <text:p>0,344501551057929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50823207722812" calcext:value-type="float">
            <text:p>0,350823207722812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28221409205323" calcext:value-type="float">
            <text:p>0,528221409205323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17549169506766" calcext:value-type="float">
            <text:p>0,517549169506766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16397779494322" calcext:value-type="float">
            <text:p>0,516397779494322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27632861491409" calcext:value-type="float">
            <text:p>0,527632861491409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27632861491409" calcext:value-type="float">
            <text:p>0,527632861491409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13057033378214" calcext:value-type="float">
            <text:p>0,613057033378214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37047562127473" calcext:value-type="float">
            <text:p>0,637047562127473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46073304111627" calcext:value-type="float">
            <text:p>0,646073304111627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59386746958271" calcext:value-type="float">
            <text:p>0,59386746958271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28561282385644" calcext:value-type="float">
            <text:p>0,628561282385644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04364231835078" calcext:value-type="float">
            <text:p>0,604364231835078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26399777789193" calcext:value-type="float">
            <text:p>0,626399777789193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83021124960903" calcext:value-type="float">
            <text:p>0,683021124960903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79620046843638" calcext:value-type="float">
            <text:p>0,679620046843638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46357314322177" calcext:value-type="float">
            <text:p>0,646357314322177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49859754151657" calcext:value-type="float">
            <text:p>0,349859754151657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62821888622698" calcext:value-type="float">
            <text:p>0,362821888622698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56399754797053" calcext:value-type="float">
            <text:p>0,356399754797053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54374653931171" calcext:value-type="float">
            <text:p>0,354374653931171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75336646428809" calcext:value-type="float">
            <text:p>0,375336646428809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48218939423425" calcext:value-type="float">
            <text:p>0,648218939423425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35771663002241" calcext:value-type="float">
            <text:p>0,635771663002241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76715542331965" calcext:value-type="float">
            <text:p>0,676715542331965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40276548109893" calcext:value-type="float">
            <text:p>0,740276548109893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96259662456761" calcext:value-type="float">
            <text:p>0,696259662456761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01177629650294" calcext:value-type="float">
            <text:p>0,30117762965029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17611701583012" calcext:value-type="float">
            <text:p>0,317611701583012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14140431218772" calcext:value-type="float">
            <text:p>0,314140431218772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12347523777212" calcext:value-type="float">
            <text:p>0,312347523777212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17611701583012" calcext:value-type="float">
            <text:p>0,317611701583012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11829484409598" calcext:value-type="float">
            <text:p>0,411829484409598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9027923438828" calcext:value-type="float">
            <text:p>0,39027923438828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380860794851538" calcext:value-type="float">
            <text:p>0,380860794851538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06445860952554" calcext:value-type="float">
            <text:p>0,40644586095255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,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402768199119819" calcext:value-type="float">
            <text:p>0,40276819911981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42305265284085" calcext:value-type="float">
            <text:p>0,642305265284085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56856661804768" calcext:value-type="float">
            <text:p>0,656856661804768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52693625378604" calcext:value-type="float">
            <text:p>0,65269362537860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56097230720371" calcext:value-type="float">
            <text:p>0,656097230720371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55862188758443" calcext:value-type="float">
            <text:p>0,655862188758443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83251649259301" calcext:value-type="float">
            <text:p>0,783251649259301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77492367822651" calcext:value-type="float">
            <text:p>0,777492367822651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01181559880089" calcext:value-type="float">
            <text:p>0,80118155988008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794122553911316" calcext:value-type="float">
            <text:p>0,794122553911316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01181559880089" calcext:value-type="float">
            <text:p>0,80118155988008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65060472672776" calcext:value-type="float">
            <text:p>0,865060472672776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72445250021865" calcext:value-type="float">
            <text:p>0,872445250021865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92931909055419" calcext:value-type="float">
            <text:p>0,89293190905541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82751068038787" calcext:value-type="float">
            <text:p>0,882751068038787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77446012256469" calcext:value-type="float">
            <text:p>0,87744601225646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911006022367095" calcext:value-type="float">
            <text:p>0,911006022367095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77650426007001" calcext:value-type="float">
            <text:p>0,877650426007001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71211230993385" calcext:value-type="float">
            <text:p>0,871211230993385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3017419207609" calcext:value-type="float">
            <text:p>0,8301741920760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7379260326093" calcext:value-type="float">
            <text:p>0,87379260326093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48323472994079" calcext:value-type="float">
            <text:p>0,64832347299407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64725857114254" calcext:value-type="float">
            <text:p>0,66472585711425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32821430549695" calcext:value-type="float">
            <text:p>0,632821430549695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35030238070128" calcext:value-type="float">
            <text:p>0,635030238070128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636121971630204" calcext:value-type="float">
            <text:p>0,63612197163020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832268823637564" calcext:value-type="float">
            <text:p>0,83226882363756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927995943196001" calcext:value-type="float">
            <text:p>0,927995943196001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967791154283743" calcext:value-type="float">
            <text:p>0,967791154283743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950541641257607" calcext:value-type="float">
            <text:p>0,950541641257607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7500" calcext:value-type="float">
            <text:p>7500</text:p>
          </table:table-cell>
          <table:table-cell office:value-type="float" office:value="12.7" calcext:value-type="float">
            <text:p>12,7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0.959067943763484" calcext:value-type="float">
            <text:p>0,959067943763484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24303620953665" calcext:value-type="float">
            <text:p>0,624303620953665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31039056499469" calcext:value-type="float">
            <text:p>0,63103905649946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26012693075701" calcext:value-type="float">
            <text:p>0,626012693075701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28892373922222" calcext:value-type="float">
            <text:p>0,628892373922222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39940073395944" calcext:value-type="float">
            <text:p>0,739940073395944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51221728771726" calcext:value-type="float">
            <text:p>0,751221728771726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26873215355893" calcext:value-type="float">
            <text:p>0,726873215355893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32970701775589" calcext:value-type="float">
            <text:p>0,73297070177558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45690157947115" calcext:value-type="float">
            <text:p>0,745690157947115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12768266558977" calcext:value-type="float">
            <text:p>0,812768266558977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17430253709535" calcext:value-type="float">
            <text:p>0,817430253709535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84798758223464" calcext:value-type="float">
            <text:p>0,784798758223464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13695555242257" calcext:value-type="float">
            <text:p>0,813695555242257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09960768475392" calcext:value-type="float">
            <text:p>0,809960768475392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99543248606787" calcext:value-type="float">
            <text:p>0,799543248606787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36385846606499" calcext:value-type="float">
            <text:p>0,83638584660649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7130609542606" calcext:value-type="float">
            <text:p>0,87130609542606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3411098054803" calcext:value-type="float">
            <text:p>0,853411098054803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36521997987969" calcext:value-type="float">
            <text:p>0,83652199798796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78989083973618" calcext:value-type="float">
            <text:p>0,878989083973618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79109619816207" calcext:value-type="float">
            <text:p>0,879109619816207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85744503526232" calcext:value-type="float">
            <text:p>0,885744503526232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77363916434033" calcext:value-type="float">
            <text:p>0,877363916434033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79711756141052" calcext:value-type="float">
            <text:p>0,879711756141052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15645943662286" calcext:value-type="float">
            <text:p>0,915645943662286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4902607714758" calcext:value-type="float">
            <text:p>0,854902607714758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65347497297942" calcext:value-type="float">
            <text:p>0,865347497297942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33699561847853" calcext:value-type="float">
            <text:p>0,933699561847853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22017947774736" calcext:value-type="float">
            <text:p>0,922017947774736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49814703697717" calcext:value-type="float">
            <text:p>0,949814703697717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17868236861187" calcext:value-type="float">
            <text:p>0,917868236861187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17868236861187" calcext:value-type="float">
            <text:p>0,917868236861187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29495461980575" calcext:value-type="float">
            <text:p>0,929495461980575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45905302926917" calcext:value-type="float">
            <text:p>0,945905302926917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33256525257383" calcext:value-type="float">
            <text:p>0,933256525257383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9080432099786" calcext:value-type="float">
            <text:p>0,89080432099786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27550067210415" calcext:value-type="float">
            <text:p>0,927550067210415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5524865872714" calcext:value-type="float">
            <text:p>0,95524865872714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32619359534676" calcext:value-type="float">
            <text:p>0,932619359534676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62494643666288" calcext:value-type="float">
            <text:p>0,962494643666288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43411668068384" calcext:value-type="float">
            <text:p>0,943411668068384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20924136844499" calcext:value-type="float">
            <text:p>0,920924136844499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6016371400018" calcext:value-type="float">
            <text:p>0,96016371400018</text:p>
          </table:table-cell>
        </table:table-row>
        <table:table-row table:style-name="ro2">
          <table:table-cell office:value-type="float" office:value="7130.3" calcext:value-type="float">
            <text:p>7130,3</text:p>
          </table:table-cell>
          <table:table-cell office:value-type="float" office:value="6.51" calcext:value-type="float">
            <text:p>6,51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70142500145332" calcext:value-type="float">
            <text:p>0,970142500145332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40233210197605" calcext:value-type="float">
            <text:p>0,74023321019760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26873215355893" calcext:value-type="float">
            <text:p>0,726873215355893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3450894208615" calcext:value-type="float">
            <text:p>0,7345089420861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37008696137175" calcext:value-type="float">
            <text:p>0,73700869613717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37008696137175" calcext:value-type="float">
            <text:p>0,73700869613717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85353452498602" calcext:value-type="float">
            <text:p>0,785353452498602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93968190501575" calcext:value-type="float">
            <text:p>0,79396819050157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93811681887694" calcext:value-type="float">
            <text:p>0,793811681887694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90211610355272" calcext:value-type="float">
            <text:p>0,790211610355272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96298253853987" calcext:value-type="float">
            <text:p>0,796298253853987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16967863264762" calcext:value-type="float">
            <text:p>0,816967863264762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18367136829309" calcext:value-type="float">
            <text:p>0,81836713682930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243990946604" calcext:value-type="float">
            <text:p>0,8243990946604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13676204344973" calcext:value-type="float">
            <text:p>0,813676204344973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22560334922099" calcext:value-type="float">
            <text:p>0,82256033492209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20276677899759" calcext:value-type="float">
            <text:p>0,82027667789975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14599954484941" calcext:value-type="float">
            <text:p>0,814599954484941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24453456723997" calcext:value-type="float">
            <text:p>0,824453456723997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24004753456098" calcext:value-type="float">
            <text:p>0,824004753456098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24453456723997" calcext:value-type="float">
            <text:p>0,824453456723997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42332362861483" calcext:value-type="float">
            <text:p>0,842332362861483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40747162922466" calcext:value-type="float">
            <text:p>0,840747162922466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35665777785306" calcext:value-type="float">
            <text:p>0,835665777785306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35956655223083" calcext:value-type="float">
            <text:p>0,835956655223083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41567165541555" calcext:value-type="float">
            <text:p>0,84156716554155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254962031948" calcext:value-type="float">
            <text:p>0,85254962031948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167606087999" calcext:value-type="float">
            <text:p>0,8516760608799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5800424279623" calcext:value-type="float">
            <text:p>0,855800424279623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0915156624669" calcext:value-type="float">
            <text:p>0,85091515662466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43957434319644" calcext:value-type="float">
            <text:p>0,843957434319644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6072730610292" calcext:value-type="float">
            <text:p>0,856072730610292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708643461328" calcext:value-type="float">
            <text:p>0,85708643461328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318440426731" calcext:value-type="float">
            <text:p>0,85318440426731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67058231108875" calcext:value-type="float">
            <text:p>0,86705823110887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62245866033399" calcext:value-type="float">
            <text:p>0,862245866033399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0406973131174" calcext:value-type="float">
            <text:p>0,850406973131174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6544418993284" calcext:value-type="float">
            <text:p>0,856544418993284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6933976219287" calcext:value-type="float">
            <text:p>0,856933976219287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26135582092915" calcext:value-type="float">
            <text:p>0,82613558209291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2535654742085" calcext:value-type="float">
            <text:p>0,85253565474208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5545885903613" calcext:value-type="float">
            <text:p>0,855545885903613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1015160924711" calcext:value-type="float">
            <text:p>0,851015160924711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42325096458246" calcext:value-type="float">
            <text:p>0,842325096458246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4324370406305" calcext:value-type="float">
            <text:p>0,854324370406305</text:p>
          </table:table-cell>
        </table:table-row>
        <table:table-row table:style-name="ro2">
          <table:table-cell table:style-name="ce2" office:value-type="float" office:value="1640.6259" calcext:value-type="float">
            <text:p>1640,6</text:p>
          </table:table-cell>
          <table:table-cell office:value-type="float" office:value="6.14" calcext:value-type="float">
            <text:p>6,14</text:p>
          </table:table-cell>
          <table:table-cell office:value-type="float" office:value="2300000000" calcext:value-type="float">
            <text:p>2,30E+09</text:p>
          </table:table-cell>
          <table:table-cell office:value-type="float" office:value="0.35" calcext:value-type="float">
            <text:p>0,35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2386356061616" calcext:value-type="float">
            <text:p>0,852386356061616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452781834354737" calcext:value-type="float">
            <text:p>0,452781834354737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454772670482937" calcext:value-type="float">
            <text:p>0,454772670482937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459221464809188" calcext:value-type="float">
            <text:p>0,459221464809188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457264594180338" calcext:value-type="float">
            <text:p>0,457264594180338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466569474815843" calcext:value-type="float">
            <text:p>0,466569474815843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38218343877895" calcext:value-type="float">
            <text:p>0,638218343877895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36423070718521" calcext:value-type="float">
            <text:p>0,636423070718521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28472090828043" calcext:value-type="float">
            <text:p>0,628472090828043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33542537473997" calcext:value-type="float">
            <text:p>0,633542537473997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33897849829343" calcext:value-type="float">
            <text:p>0,633897849829343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43636599223753" calcext:value-type="float">
            <text:p>0,743636599223753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46728656632344" calcext:value-type="float">
            <text:p>0,746728656632344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43104418190409" calcext:value-type="float">
            <text:p>0,743104418190409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44663925505295" calcext:value-type="float">
            <text:p>0,744663925505295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41232276251056" calcext:value-type="float">
            <text:p>0,741232276251056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91307920028016" calcext:value-type="float">
            <text:p>0,791307920028016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6312947088102" calcext:value-type="float">
            <text:p>0,76312947088102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87991264265118" calcext:value-type="float">
            <text:p>0,787991264265118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98253908431134" calcext:value-type="float">
            <text:p>0,798253908431134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95335237201825" calcext:value-type="float">
            <text:p>0,795335237201825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75728135267885" calcext:value-type="float">
            <text:p>0,875728135267885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6131322125942" calcext:value-type="float">
            <text:p>0,86131322125942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61969056408412" calcext:value-type="float">
            <text:p>0,861969056408412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71726310206799" calcext:value-type="float">
            <text:p>0,871726310206799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80140833801014" calcext:value-type="float">
            <text:p>0,880140833801014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17391718412489" calcext:value-type="float">
            <text:p>0,917391718412489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97085227145061" calcext:value-type="float">
            <text:p>0,897085227145061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07255866636954" calcext:value-type="float">
            <text:p>0,907255866636954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08950205561601" calcext:value-type="float">
            <text:p>0,908950205561601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11565895013839" calcext:value-type="float">
            <text:p>0,911565895013839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11096639977692" calcext:value-type="float">
            <text:p>0,911096639977692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15551906839611" calcext:value-type="float">
            <text:p>0,915551906839611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29910909451496" calcext:value-type="float">
            <text:p>0,929910909451496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23201084342274" calcext:value-type="float">
            <text:p>0,923201084342274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38805588076354" calcext:value-type="float">
            <text:p>0,938805588076354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42072184070839" calcext:value-type="float">
            <text:p>0,942072184070839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39813136194886" calcext:value-type="float">
            <text:p>0,939813136194886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29688984575057" calcext:value-type="float">
            <text:p>0,929688984575057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26982460682003" calcext:value-type="float">
            <text:p>0,926982460682003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33387444318875" calcext:value-type="float">
            <text:p>0,933387444318875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32504808240314" calcext:value-type="float">
            <text:p>0,932504808240314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57764408139448" calcext:value-type="float">
            <text:p>0,957764408139448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34898919518695" calcext:value-type="float">
            <text:p>0,934898919518695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53586086764308" calcext:value-type="float">
            <text:p>0,953586086764308</text:p>
          </table:table-cell>
        </table:table-row>
        <table:table-row table:style-name="ro2">
          <table:table-cell office:value-type="float" office:value="7576.2" calcext:value-type="float">
            <text:p>7576,2</text:p>
          </table:table-cell>
          <table:table-cell office:value-type="float" office:value="6.04" calcext:value-type="float">
            <text:p>6,04</text:p>
          </table:table-cell>
          <table:table-cell office:value-type="float" office:value="180000000000" calcext:value-type="float">
            <text:p>1,80E+11</text:p>
          </table:table-cell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27612589543215" calcext:value-type="float">
            <text:p>0,927612589543215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91491807283521" calcext:value-type="float">
            <text:p>0,691491807283521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82575337167328" calcext:value-type="float">
            <text:p>0,682575337167328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26260197411895" calcext:value-type="float">
            <text:p>0,626260197411895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93152054108579" calcext:value-type="float">
            <text:p>0,69315205410857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683241700987259" calcext:value-type="float">
            <text:p>0,68324170098725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56529604791034" calcext:value-type="float">
            <text:p>0,75652960479103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51809411556112" calcext:value-type="float">
            <text:p>0,751809411556112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69581136258379" calcext:value-type="float">
            <text:p>0,76958113625837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00969731897233" calcext:value-type="float">
            <text:p>0,800969731897233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785135883885321" calcext:value-type="float">
            <text:p>0,785135883885321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49076105280404" calcext:value-type="float">
            <text:p>0,84907610528040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832427104942" calcext:value-type="float">
            <text:p>0,85832427104942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52072413155287" calcext:value-type="float">
            <text:p>0,852072413155287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36106496849578" calcext:value-type="float">
            <text:p>0,836106496849578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28634988822256" calcext:value-type="float">
            <text:p>0,828634988822256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83965694378017" calcext:value-type="float">
            <text:p>0,883965694378017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74396228587912" calcext:value-type="float">
            <text:p>0,874396228587912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11257995266439" calcext:value-type="float">
            <text:p>0,81125799526643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62977797603686" calcext:value-type="float">
            <text:p>0,862977797603686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81035627102432" calcext:value-type="float">
            <text:p>0,881035627102432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01552110823776" calcext:value-type="float">
            <text:p>0,901552110823776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81016728666645" calcext:value-type="float">
            <text:p>0,881016728666645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81016728666645" calcext:value-type="float">
            <text:p>0,881016728666645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896019171834251" calcext:value-type="float">
            <text:p>0,896019171834251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21954445729289" calcext:value-type="float">
            <text:p>0,92195444572928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57427107756338" calcext:value-type="float">
            <text:p>0,957427107756338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54716321002483" calcext:value-type="float">
            <text:p>0,954716321002483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11122132685765" calcext:value-type="float">
            <text:p>0,911122132685765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19568214279174" calcext:value-type="float">
            <text:p>0,91956821427917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05955140711245" calcext:value-type="float">
            <text:p>0,905955140711245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58602586538822" calcext:value-type="float">
            <text:p>0,958602586538822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54863710632231" calcext:value-type="float">
            <text:p>0,954863710632231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62812182759479" calcext:value-type="float">
            <text:p>0,96281218275947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65335941172157" calcext:value-type="float">
            <text:p>0,965335941172157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61259386348522" calcext:value-type="float">
            <text:p>0,961259386348522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64455578858364" calcext:value-type="float">
            <text:p>0,96445557885836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65307299163423" calcext:value-type="float">
            <text:p>0,965307299163423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68984673619724" calcext:value-type="float">
            <text:p>0,96898467361972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65747549402564" calcext:value-type="float">
            <text:p>0,96574754940256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69535971483266" calcext:value-type="float">
            <text:p>0,969535971483266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7116036512018" calcext:value-type="float">
            <text:p>0,97116036512018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6160039760564" calcext:value-type="float">
            <text:p>0,96160039760564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65552518854706" calcext:value-type="float">
            <text:p>0,965552518854706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77847414993929" calcext:value-type="float">
            <text:p>0,977847414993929</text:p>
          </table:table-cell>
        </table:table-row>
        <table:table-row table:style-name="ro2">
          <table:table-cell office:value-type="float" office:value="2371.3" calcext:value-type="float">
            <text:p>2371,3</text:p>
          </table:table-cell>
          <table:table-cell office:value-type="float" office:value="6.51" calcext:value-type="float">
            <text:p>6,51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office:value-type="float" office:value="90000000000" calcext:value-type="float">
            <text:p>9,00E+10</text:p>
          </table:table-cell>
          <table:table-cell office:value-type="float" office:value="0.22" calcext:value-type="float">
            <text:p>0,22</text:p>
          </table:table-cell>
          <table:table-cell office:value-type="float" office:value="0.973885829164498" calcext:value-type="float">
            <text:p>0,973885829164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23:52:02.851015413</meta:creation-date>
    <dc:date>2019-07-19T23:53:03.506887000</dc:date>
    <meta:editing-duration>PT1M1S</meta:editing-duration>
    <meta:editing-cycles>1</meta:editing-cycles>
    <meta:document-statistic meta:table-count="1" meta:cell-count="3069" meta:object-count="0"/>
    <meta:generator>LibreOffice/6.2.5.2$Linux_X86_64 LibreOffice_project/20$Build-2</meta:generator>
  </office:meta>
</office:document-meta>
</file>